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1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2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3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64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65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66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67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68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69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0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1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2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3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74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75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76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77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78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79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0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1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2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3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84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85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86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87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88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89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0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1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2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3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94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9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9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9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98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99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0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1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2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3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04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05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06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07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08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09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0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1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2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3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14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15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16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17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18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19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0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1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2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3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24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25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26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27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28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29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0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37" style:family="paragraph" style:parent-style-name="Table_20_Contents">
      <style:text-properties fo:font-weight="bold" style:font-weight-asian="bold" style:font-weight-complex="bold"/>
    </style:style>
    <style:style style:name="P138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39" style:family="paragraph" style:parent-style-name="Table_20_Contents">
      <style:text-properties officeooo:rsid="00b36501" officeooo:paragraph-rsid="00b36501"/>
    </style:style>
    <style:style style:name="P140" style:family="paragraph" style:parent-style-name="Table_20_Contents">
      <style:text-properties officeooo:rsid="00b43d17" officeooo:paragraph-rsid="00b43d17"/>
    </style:style>
    <style:style style:name="P141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42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43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44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45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46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47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48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49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50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51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52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53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54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55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56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57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58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59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60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61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62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63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64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65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166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167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68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69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70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71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172" style:family="paragraph" style:parent-style-name="Standard">
      <style:text-properties fo:font-weight="normal" officeooo:rsid="00f178c0" officeooo:paragraph-rsid="00f178c0" style:font-weight-asian="normal" style:font-weight-complex="normal"/>
    </style:style>
    <style:style style:name="P17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75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76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77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78" style:family="paragraph" style:parent-style-name="Standard" style:list-style-name="L19">
      <style:text-properties fo:font-weight="normal" officeooo:paragraph-rsid="0115e507"/>
    </style:style>
    <style:style style:name="P179" style:family="paragraph" style:parent-style-name="Standard" style:list-style-name="L19">
      <style:text-properties fo:font-weight="normal" officeooo:rsid="011c4f36" officeooo:paragraph-rsid="011c4f36"/>
    </style:style>
    <style:style style:name="P180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181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182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183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184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185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186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187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188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89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90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191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92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193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94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officeooo:rsid="00196d38"/>
    </style:style>
    <style:style style:name="T40" style:family="text">
      <style:text-properties officeooo:rsid="002cc455"/>
    </style:style>
    <style:style style:name="T41" style:family="text">
      <style:text-properties officeooo:rsid="003eb00a"/>
    </style:style>
    <style:style style:name="T42" style:family="text">
      <style:text-properties officeooo:rsid="00492d23"/>
    </style:style>
    <style:style style:name="T43" style:family="text">
      <style:text-properties officeooo:rsid="004efee5"/>
    </style:style>
    <style:style style:name="T44" style:family="text">
      <style:text-properties officeooo:rsid="0057a9dc"/>
    </style:style>
    <style:style style:name="T45" style:family="text">
      <style:text-properties officeooo:rsid="005cf8dc"/>
    </style:style>
    <style:style style:name="T46" style:family="text">
      <style:text-properties officeooo:rsid="0061dc06"/>
    </style:style>
    <style:style style:name="T47" style:family="text">
      <style:text-properties officeooo:rsid="00665d07"/>
    </style:style>
    <style:style style:name="T48" style:family="text">
      <style:text-properties officeooo:rsid="006ca55b"/>
    </style:style>
    <style:style style:name="T49" style:family="text">
      <style:text-properties officeooo:rsid="006e3098"/>
    </style:style>
    <style:style style:name="T50" style:family="text">
      <style:text-properties officeooo:rsid="00770aa9"/>
    </style:style>
    <style:style style:name="T51" style:family="text">
      <style:text-properties officeooo:rsid="007b7099"/>
    </style:style>
    <style:style style:name="T52" style:family="text">
      <style:text-properties officeooo:rsid="007d15c5"/>
    </style:style>
    <style:style style:name="T53" style:family="text">
      <style:text-properties officeooo:rsid="007ed59c"/>
    </style:style>
    <style:style style:name="T54" style:family="text">
      <style:text-properties officeooo:rsid="0089ec5a"/>
    </style:style>
    <style:style style:name="T55" style:family="text">
      <style:text-properties officeooo:rsid="008a6286"/>
    </style:style>
    <style:style style:name="T56" style:family="text">
      <style:text-properties officeooo:rsid="008c63d3"/>
    </style:style>
    <style:style style:name="T57" style:family="text">
      <style:text-properties fo:color="#ce181e"/>
    </style:style>
    <style:style style:name="T58" style:family="text">
      <style:text-properties officeooo:rsid="00ba655f"/>
    </style:style>
    <style:style style:name="T59" style:family="text">
      <style:text-properties officeooo:rsid="00dd75f2"/>
    </style:style>
    <style:style style:name="T60" style:family="text">
      <style:text-properties officeooo:rsid="00e34c23"/>
    </style:style>
    <style:style style:name="T61" style:family="text">
      <style:text-properties officeooo:rsid="00e4ce34"/>
    </style:style>
    <style:style style:name="T62" style:family="text">
      <style:text-properties officeooo:rsid="00f9b81d"/>
    </style:style>
    <style:style style:name="T63" style:family="text">
      <style:text-properties officeooo:rsid="00faca41"/>
    </style:style>
    <style:style style:name="T64" style:family="text">
      <style:text-properties officeooo:rsid="01058c9e"/>
    </style:style>
    <style:style style:name="T65" style:family="text">
      <style:text-properties officeooo:rsid="01058f20"/>
    </style:style>
    <style:style style:name="T66" style:family="text">
      <style:text-properties officeooo:rsid="010cd265"/>
    </style:style>
    <style:style style:name="T67" style:family="text">
      <style:text-properties fo:font-variant="normal" fo:text-transform="none" fo:color="#444444" style:font-name="Helvetica Neue" fo:font-size="9.75pt" fo:letter-spacing="normal" fo:font-style="normal"/>
    </style:style>
    <style:style style:name="T68" style:family="text">
      <style:text-properties style:font-weight-asian="normal" style:font-weight-complex="normal"/>
    </style:style>
    <style:style style:name="T69" style:family="text">
      <style:text-properties officeooo:rsid="0115e507" style:font-weight-asian="normal" style:font-weight-complex="normal"/>
    </style:style>
    <style:style style:name="T70" style:family="text">
      <style:text-properties officeooo:rsid="00c21d36" style:font-weight-asian="normal" style:font-weight-complex="normal"/>
    </style:style>
    <style:style style:name="T71" style:family="text">
      <style:text-properties officeooo:rsid="01167444" style:font-weight-asian="normal" style:font-weight-complex="normal"/>
    </style:style>
    <style:style style:name="T72" style:family="text">
      <style:text-properties officeooo:rsid="01181e78" style:font-weight-asian="normal" style:font-weight-complex="normal"/>
    </style:style>
    <style:style style:name="T73" style:family="text">
      <style:text-properties officeooo:rsid="01186f79" style:font-weight-asian="normal" style:font-weight-complex="normal"/>
    </style:style>
    <style:style style:name="T74" style:family="text">
      <style:text-properties officeooo:rsid="011a53f0" style:font-weight-asian="normal" style:font-weight-complex="normal"/>
    </style:style>
    <style:style style:name="T75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76" style:family="text">
      <style:text-properties fo:font-style="normal" officeooo:rsid="01181e7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Notes on AWS – Solutions Architect Associate Exam</text:p>
      <text:p text:style-name="P1">Types of exams rated with difficulty </text:p>
      <text:list xml:id="list2569418635" text:style-name="L1">
        <text:list-item>
          <text:p text:style-name="P141">CCP</text:p>
        </text:list-item>
        <text:list-item>
          <text:p text:style-name="P141">solutions architect</text:p>
        </text:list-item>
        <text:list-item>
          <text:p text:style-name="P141">sysops</text:p>
        </text:list-item>
        <text:list-item>
          <text:p text:style-name="P141">developer associate</text:p>
        </text:list-item>
        <text:list-item>
          <text:p text:style-name="P141">security specialty</text:p>
        </text:list-item>
        <text:list-item>
          <text:p text:style-name="P141">advanced netowrking speciality</text:p>
        </text:list-item>
        <text:list-item>
          <text:p text:style-name="P141">devops pro</text:p>
        </text:list-item>
        <text:list-item>
          <text:p text:style-name="P141">solutions architect pro</text:p>
        </text:list-item>
      </text:list>
      <text:p text:style-name="P1"/>
      <text:p text:style-name="P60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3">History of AWS</text:p>
      <text:p text:style-name="P61">Chris Pinkham and Benjamin black presented a paper on internal infrastructure.</text:p>
      <text:p text:style-name="P61">Business case – <text:span text:style-name="T4">sell</text:span><text:span text:style-name="T5">ing extra computing power to others.</text:span></text:p>
      <text:p text:style-name="P62">First service SQS – Simple queue service – <text:span text:style-name="T39">2004</text:span></text:p>
      <text:p text:style-name="P5">AWS – launched in 2006 </text:p>
      <text:p text:style-name="P64">2007 over 180K developers on the platform </text:p>
      <text:p text:style-name="P65">2010 – <text:span text:style-name="T4">Re:Invent conference for AWS develo</text:span><text:span text:style-name="T6">pers </text:span></text:p>
      <text:p text:style-name="P66">2013<text:span text:style-name="T4"> certs launched.</text:span></text:p>
      <text:p text:style-name="P6"/>
      <text:p text:style-name="P131"><text:span text:style-name="T57">AWS – 10000 Foot Overview</text:span> </text:p>
      <text:p text:style-name="P67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68">Region – <text:span text:style-name="T4">has 2 or more AZ.</text:span></text:p>
      <text:p text:style-name="P9"/>
      <text:p text:style-name="P69">Cloud Front – AWS’s CDN, <text:s/><text:span text:style-name="T7">It uses </text:span><text:span text:style-name="T40">Edge locations, </text:span><text:span text:style-name="T7">endpoints that cache content. </text:span></text:p>
      <text:p text:style-name="P70">There are more than 150 edge locations.</text:p>
      <text:p text:style-name="P13"/>
      <text:p text:style-name="P134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1">You can </text:p>
      <text:list xml:id="list1800325932" text:style-name="L2">
        <text:list-item>
          <text:p text:style-name="P142">share access </text:p>
        </text:list-item>
        <text:list-item>
          <text:p text:style-name="P142">granular access – login with FB, gmail </text:p>
        </text:list-item>
        <text:list-item>
          <text:p text:style-name="P142">identity federation – use with AD, Facebook, LinkedIn </text:p>
        </text:list-item>
        <text:list-item>
          <text:p text:style-name="P143">has MFA2 </text:p>
        </text:list-item>
        <text:list-item>
          <text:p text:style-name="P144">temp access to users/devices</text:p>
        </text:list-item>
        <text:list-item>
          <text:p text:style-name="P145">has password rotation policy </text:p>
        </text:list-item>
        <text:list-item>
          <text:p text:style-name="P146">supports PCI-DSS compliance </text:p>
        </text:list-item>
      </text:list>
      <text:p text:style-name="P73"><text:soft-page-break/>User – <text:span text:style-name="T4">individual users</text:span></text:p>
      <text:p text:style-name="P73"><text:span text:style-name="T4"><text:tab/></text:span><text:span text:style-name="T41">Power users – </text:span><text:span text:style-name="T10">access to aws services except for management of groups and users</text:span><text:span text:style-name="T4"> </text:span></text:p>
      <text:p text:style-name="P73"><text:span text:style-name="T4"><text:tab/></text:span><text:span text:style-name="T11">-all users are configured globally</text:span></text:p>
      <text:p text:style-name="P72">Groups – <text:span text:style-name="T4">can apply certain security settings to many uses</text:span></text:p>
      <text:p text:style-name="P72">Policies – <text:span text:style-name="T4">guidelines for how security settings should be applied, </text:span><text:span text:style-name="T8">appear in JSON format </text:span></text:p>
      <text:p text:style-name="P72"><text:span text:style-name="T8"><text:tab/>-</text:span><text:span text:style-name="T11">all policies are configured for global use</text:span></text:p>
      <text:p text:style-name="P74">Roles – <text:span text:style-name="T9">create a role and assign to a resource, manage CIA to resources (e.g. read, read/write)</text:span></text:p>
      <text:p text:style-name="P76"/>
      <text:p text:style-name="P4"/>
      <text:p text:style-name="P75">CloudWatch</text:p>
      <text:p text:style-name="P12">You can setup alerts to notify you when resources are passed a certain threshold, costs are at a certain percent and other crteria. </text:p>
      <text:p text:style-name="P4"/>
      <text:p text:style-name="P135">S3 and CloudFront</text:p>
      <text:p text:style-name="P78">S3 – Object storage – <text:span text:style-name="T4">secure, durable, highly scalable storage, object-based storage </text:span></text:p>
      <text:p text:style-name="P78">Read after write consistency – <text:span text:style-name="T4">just means you can read the file after a successful upload</text:span></text:p>
      <text:p text:style-name="P78">Eventual consistency – <text:span text:style-name="T4">you’ll have to wait before reading the file you uploaded, overwrite specific </text:span></text:p>
      <text:p text:style-name="P78">S3 schema – <text:span text:style-name="T4">key value pair, version ID</text:span></text:p>
      <text:p text:style-name="P14">- it can be under control lists, and is available for torrenting</text:p>
      <text:p text:style-name="P78">It has 11 9s availability </text:p>
      <text:p text:style-name="P14"/>
      <text:p text:style-name="P78">Tiers of S3</text:p>
      <text:p text:style-name="P78">Standard – <text:span text:style-name="T4">normal, 11 9s of </text:span><text:span text:style-name="T18">durability. 2 9’s availability </text:span><text:span text:style-name="T4"><text:s/></text:span></text:p>
      <text:p text:style-name="P78">S3 – IA (infrequent access) – <text:span text:style-name="T4">lower fees </text:span></text:p>
      <text:p text:style-name="P78">S3 – 1 AZ, IA - <text:span text:style-name="T4">`1 avaialbility zone, 1 infrequent access </text:span></text:p>
      <text:p text:style-name="P100">S3 – RRS – Reduced Redundancy storage – <text:span text:style-name="T4">99.99 avaialability</text:span> </text:p>
      <text:p text:style-name="P78">s3 glacier – <text:span text:style-name="T4">used for data archive,3 types – standard, expedited, bulk </text:span></text:p>
      <text:p text:style-name="P14"/>
      <text:p text:style-name="P78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78">CloudFront - CDN Overview </text:p>
      <text:p text:style-name="P78">Network of edge locations that are used to serve data faster, way to acccess data, </text:p>
      <text:p text:style-name="P14">Origin – where the locations fetch their data </text:p>
      <text:p text:style-name="P78">CloudFront can host any AWS service and non-aws origin server </text:p>
      <text:p text:style-name="P14"/>
      <text:p text:style-name="P78">How CloudFront is billed </text:p>
      <text:p text:style-name="P14">Charged for clearing objects </text:p>
      <text:p text:style-name="P4"/>
      <text:p text:style-name="P79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79"/>
      <text:p text:style-name="P79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0">Cross Region Replication <text:span text:style-name="T42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1">You must run these commands to view them from the CLI.</text:p>
      <text:p text:style-name="P18">Install these tools</text:p>
      <text:list xml:id="list1494447090" text:style-name="L3">
        <text:list-item>
          <text:p text:style-name="P147">curl "https://s3.amazonaws.com/aws-cli/awscli-bundle.zip" -o "awscli-bundle.zip"</text:p>
        </text:list-item>
        <text:list-item>
          <text:p text:style-name="P147">unzip awscli-bundle.zip</text:p>
        </text:list-item>
        <text:list-item>
          <text:p text:style-name="P147">./awscli-bundle/install -b ~/bin/aws</text:p>
        </text:list-item>
        <text:list-item>
          <text:p text:style-name="P148"/>
        </text:list-item>
      </text:list>
      <text:p text:style-name="P4"/>
      <text:p text:style-name="P82">After install run these:</text:p>
      <text:list xml:id="list3168828046" text:style-name="L4">
        <text:list-item>
          <text:p text:style-name="P149"><text:span text:style-name="T1">aws configure </text:span>– enter in your access key and secret ID</text:p>
        </text:list-item>
        <text:list-item>
          <text:p text:style-name="P149"><text:span text:style-name="T1">aws s3 ls </text:span>– list out all your s3 buckets</text:p>
        </text:list-item>
        <text:list-item>
          <text:p text:style-name="P180">aws s3 cp – recursive <text:span text:style-name="T43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3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30"/>
      <text:p text:style-name="P84">Lifecycle Management – S3 – IA &amp; Glacier <text:span text:style-name="T44">Lab</text:span></text:p>
      <text:p text:style-name="P85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86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99">Distribution – <text:span text:style-name="T17">Web distribution and RTMP (media streaming)</text:span></text:p>
      <text:p text:style-name="P21"/>
      <text:p text:style-name="P87">S3 <text:s/>Security and Encryption</text:p>
      <text:p text:style-name="P22">By default, all buckets are private. It used the phrase of least privilege. You start easing up access to this bucket </text:p>
      <text:p text:style-name="P88">4 types of encryption </text:p>
      <text:p text:style-name="P23">IN TRANSIT - <text:span text:style-name="T45">ssl/tls</text:span></text:p>
      <text:p text:style-name="P24">AT REST – </text:p>
      <text:p text:style-name="P27">Service Side encryption –</text:p>
      <text:list xml:id="list3921547868" text:style-name="L5">
        <text:list-item>
          <text:p text:style-name="P150">uses s3 managed keys, EACH OBJECT HAS ITS OWN KEY , use AWS-256 encryption - SSE-S3</text:p>
        </text:list-item>
        <text:list-item>
          <text:p text:style-name="P151">AWS KMS – <text:span text:style-name="T46">Managed keys- SSE-KMS, provides an audit trail </text:span></text:p>
        </text:list-item>
        <text:list-item>
          <text:p text:style-name="P152">SSE -C – customer provided keys, YOU MANAGE THE ENCRYPTION KEYS, <text:span text:style-name="T47">YOU MANAGE THEY KEYS </text:span></text:p>
        </text:list-item>
      </text:list>
      <text:p text:style-name="P25">Client-side encryption – encrypt data on the client, then upload to S3.</text:p>
      <text:p text:style-name="P77"/>
      <text:p text:style-name="P89">S3 Storage gateway </text:p>
      <text:p text:style-name="P89"><text:span text:style-name="T4">connects on premise software appliance with cloud-based storage . </text:span><text:span text:style-name="T13">Connect a web app at your site to the cloud specifically acting as storage </text:span></text:p>
      <text:p text:style-name="P90"><text:soft-page-break/>Download as a VM, <text:span text:style-name="T4">and support it in your datacenter. </text:span></text:p>
      <text:p text:style-name="P28"/>
      <text:p text:style-name="P91">4 types of storage gateway: </text:p>
      <text:list xml:id="list3731924977" text:style-name="L6">
        <text:list-item>
          <text:p text:style-name="P181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181">Volumes gateway (iSCSI) – <text:span text:style-name="T4">block based storage, useful for Operating systems, (e.g. backing up server operating systems and their configurations.) </text:span><text:span text:style-name="T48">WILL SHOW UP AS VIRTUAL HARD DISKS </text:span></text:p>
          <text:list>
            <text:list-item>
              <text:p text:style-name="P153">Stored volumes – store them onsite, <text:span text:style-name="T49">stored as EBS</text:span></text:p>
            </text:list-item>
            <text:list-item>
              <text:p text:style-name="P153">Cached volumes <text:s/>- store recently used to the cloud, <text:span text:style-name="T49">copy most recent data used on prem, other data is uploaded to the cloud, stored in standard S3</text:span></text:p>
            </text:list-item>
          </text:list>
        </text:list-item>
        <text:list-item>
          <text:p text:style-name="P181">Tape Gateway – <text:span text:style-name="T4">VTL – VIRTUAL TAPES – send virtual tapes to the cloud, </text:span></text:p>
        </text:list-item>
      </text:list>
      <text:p text:style-name="P29"/>
      <text:p text:style-name="P92">S3 storage – <text:span text:style-name="T54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0">S.</text:span></text:p>
      <text:p text:style-name="P31"/>
      <text:p text:style-name="P94">3 types:</text:p>
      <text:list xml:id="list1460956581" text:style-name="L7">
        <text:list-item>
          <text:p text:style-name="P154"><text:span text:style-name="T1">Snowball</text:span> - <text:span text:style-name="T51">petabyte scale data transfer solution, lower cast, more secure, 18TB – 50TB </text:span></text:p>
        </text:list-item>
        <text:list-item>
          <text:p text:style-name="P154"><text:span text:style-name="T1">Snowball Edge </text:span>– <text:span text:style-name="T52">contain 100TB data, onboard storage and computing capability – </text:span><text:span text:style-name="T3">little AWS data center, </text:span><text:span text:style-name="T53">you can run lambda computing capabilities, E.g. airplanes use this to collect data, compute operations on that data, then collect it when the plane lands</text:span></text:p>
        </text:list-item>
        <text:list-item>
          <text:p text:style-name="P182">Snowmobile – <text:span text:style-name="T15">large truck storage – hundreds of petabyte up to exabyte data , </text:span><text:span text:style-name="T16">100PB max size, </text:span></text:p>
        </text:list-item>
      </text:list>
      <text:p text:style-name="P93"/>
      <text:p text:style-name="P95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96">S3 – transfer acceleration</text:p>
      <text:p text:style-name="P35">Transfer acceleration uses Cloudfront to increase the uploads speed to an S3 bucket. <text:line-break/><text:span text:style-name="T55">It uploads the file to an edge location, which will then load that to the origin bucket. </text:span></text:p>
      <text:p text:style-name="P30"/>
      <text:p text:style-name="P97">S3 – Setting up a static website on S<text:span text:style-name="T56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98"><text:s/></text:p>
      <text:p text:style-name="P136">EC2 – Elastic Compute Cloud </text:p>
      <text:p text:style-name="P37">Online Virtual machines, computing capacity </text:p>
      <text:p text:style-name="P101">On demand – <text:span text:style-name="T4">get billed for the computing power you use, </text:span></text:p>
      <text:list xml:id="list3189016175" text:style-name="L8">
        <text:list-item>
          <text:p text:style-name="P155">low cost, flexible, good for unpredictable workloads</text:p>
        </text:list-item>
      </text:list>
      <text:p text:style-name="P102">Reserved – <text:span text:style-name="T19">provides capacity reservation and offer a significant discount on hourly charge of applications . </text:span><text:span text:style-name="T20">1y-3yr terms</text:span></text:p>
      <text:list xml:id="list3627269449" text:style-name="L9">
        <text:list-item>
          <text:p text:style-name="P183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184">standard reserved instances(RI) – <text:span text:style-name="T25">up to 75% discount</text:span></text:p>
        </text:list-item>
        <text:list-item>
          <text:p text:style-name="P184">convertible RI – <text:span text:style-name="T26">up to 54% discount, </text:span><text:span text:style-name="T27">change your reservations when needed</text:span></text:p>
        </text:list-item>
        <text:list-item>
          <text:p text:style-name="P185">scheduled RI – <text:span text:style-name="T4">reserve a time window </text:span></text:p>
        </text:list-item>
      </text:list>
      <text:p text:style-name="P103"><text:soft-page-break/>Spot instances – <text:span text:style-name="T20">big a price on a capacity, greater savings if your applications on start and end times, </text:span></text:p>
      <text:list xml:id="list1252397709" text:style-name="L10">
        <text:list-item>
          <text:p text:style-name="P156">only feasible at low compute prices, </text:p>
        </text:list-item>
        <text:list-item>
          <text:p text:style-name="P186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04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090741172" text:style-name="L11">
        <text:list-item>
          <text:p text:style-name="P157">useful for regulatory requirements that may not support multi-tenant virtualization</text:p>
        </text:list-item>
        <text:list-item>
          <text:p text:style-name="P157">great for licensing </text:p>
        </text:list-item>
        <text:list-item>
          <text:p text:style-name="P157">can be purchased on -demand</text:p>
        </text:list-item>
      </text:list>
      <text:p text:style-name="P38"/>
      <text:p text:style-name="P105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8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38">I2</text:p>
          </table:table-cell>
          <table:table-cell table:style-name="Table1.A2" office:value-type="string">
            <text:p text:style-name="P139">High speed storage</text:p>
          </table:table-cell>
          <table:table-cell table:style-name="Table1.C2" office:value-type="string">
            <text:p text:style-name="P139">NoSQl Dbsm data warehousing</text:p>
          </table:table-cell>
        </table:table-row>
        <table:table-row>
          <table:table-cell table:style-name="Table1.A2" office:value-type="string">
            <text:p text:style-name="P138">G3</text:p>
          </table:table-cell>
          <table:table-cell table:style-name="Table1.A2" office:value-type="string">
            <text:p text:style-name="P139">Graphics intensive</text:p>
          </table:table-cell>
          <table:table-cell table:style-name="Table1.C2" office:value-type="string">
            <text:p text:style-name="P139">Video encoding/3d application streaming</text:p>
          </table:table-cell>
        </table:table-row>
        <table:table-row>
          <table:table-cell table:style-name="Table1.A2" office:value-type="string">
            <text:p text:style-name="P138">H1</text:p>
          </table:table-cell>
          <table:table-cell table:style-name="Table1.A2" office:value-type="string">
            <text:p text:style-name="P139">High disk throughput</text:p>
          </table:table-cell>
          <table:table-cell table:style-name="Table1.C2" office:value-type="string">
            <text:p text:style-name="P139">Distributed file systems</text:p>
          </table:table-cell>
        </table:table-row>
        <table:table-row>
          <table:table-cell table:style-name="Table1.A2" office:value-type="string">
            <text:p text:style-name="P138">T2</text:p>
          </table:table-cell>
          <table:table-cell table:style-name="Table1.A2" office:value-type="string">
            <text:p text:style-name="P139">Lowest cost, general purpose</text:p>
          </table:table-cell>
          <table:table-cell table:style-name="Table1.C2" office:value-type="string">
            <text:p text:style-name="P139">Web servers/small dbs</text:p>
          </table:table-cell>
        </table:table-row>
        <table:table-row>
          <table:table-cell table:style-name="Table1.A2" office:value-type="string">
            <text:p text:style-name="P138">D2</text:p>
          </table:table-cell>
          <table:table-cell table:style-name="Table1.A2" office:value-type="string">
            <text:p text:style-name="P139">Dense storage</text:p>
          </table:table-cell>
          <table:table-cell table:style-name="Table1.C2" office:value-type="string">
            <text:p text:style-name="P139">fileservers/datawarehousing/hadoop</text:p>
          </table:table-cell>
        </table:table-row>
        <table:table-row>
          <table:table-cell table:style-name="Table1.A2" office:value-type="string">
            <text:p text:style-name="P138">R4</text:p>
          </table:table-cell>
          <table:table-cell table:style-name="Table1.A2" office:value-type="string">
            <text:p text:style-name="P139">Memory optimized</text:p>
          </table:table-cell>
          <table:table-cell table:style-name="Table1.C2" office:value-type="string">
            <text:p text:style-name="P139">Mem intensive apps</text:p>
          </table:table-cell>
        </table:table-row>
        <table:table-row>
          <table:table-cell table:style-name="Table1.A2" office:value-type="string">
            <text:p text:style-name="P138">M5</text:p>
          </table:table-cell>
          <table:table-cell table:style-name="Table1.A2" office:value-type="string">
            <text:p text:style-name="P139">General purpose</text:p>
          </table:table-cell>
          <table:table-cell table:style-name="Table1.C2" office:value-type="string">
            <text:p text:style-name="P139">Application servers</text:p>
          </table:table-cell>
        </table:table-row>
        <table:table-row>
          <table:table-cell table:style-name="Table1.A2" office:value-type="string">
            <text:p text:style-name="P138">C5</text:p>
          </table:table-cell>
          <table:table-cell table:style-name="Table1.A2" office:value-type="string">
            <text:p text:style-name="P139">Compute optimized</text:p>
          </table:table-cell>
          <table:table-cell table:style-name="Table1.C2" office:value-type="string">
            <text:p text:style-name="P139">Cpu intensive apps/dbs</text:p>
          </table:table-cell>
        </table:table-row>
        <table:table-row>
          <table:table-cell table:style-name="Table1.A2" office:value-type="string">
            <text:p text:style-name="P138">P3</text:p>
          </table:table-cell>
          <table:table-cell table:style-name="Table1.A2" office:value-type="string">
            <text:p text:style-name="P139">Graphic general purpose gpu</text:p>
          </table:table-cell>
          <table:table-cell table:style-name="Table1.C2" office:value-type="string">
            <text:p text:style-name="P139">Machine learning/bitcoin mining</text:p>
          </table:table-cell>
        </table:table-row>
        <table:table-row>
          <table:table-cell table:style-name="Table1.A2" office:value-type="string">
            <text:p text:style-name="P138">X1</text:p>
          </table:table-cell>
          <table:table-cell table:style-name="Table1.A2" office:value-type="string">
            <text:p text:style-name="P139">Memory optimized</text:p>
          </table:table-cell>
          <table:table-cell table:style-name="Table1.C2" office:value-type="string">
            <text:p text:style-name="P140">SAP HANA, apache spark</text:p>
          </table:table-cell>
        </table:table-row>
        <table:table-row>
          <table:table-cell table:style-name="Table1.A2" office:value-type="string">
            <text:p text:style-name="P13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05"/>
      <text:p text:style-name="P41"/>
      <text:p text:style-name="P106">EBS</text:p>
      <text:p text:style-name="P42">Think of these as virtual disks </text:p>
      <text:p text:style-name="P106">Types of EBS:</text:p>
      <text:list xml:id="list4098624419" text:style-name="L12">
        <text:list-item>
          <text:p text:style-name="P187"><text:soft-page-break/>SSDS:</text:p>
          <text:list>
            <text:list-item>
              <text:p text:style-name="P158">general purpose SSD (GP2) – <text:span text:style-name="T58">best price and performance</text:span></text:p>
              <text:list>
                <text:list-item>
                  <text:p text:style-name="P159">ration of 3iops per gb with up to 10000 iops</text:p>
                </text:list-item>
              </text:list>
            </text:list-item>
            <text:list-item>
              <text:p text:style-name="P160">provisioned iops(ssd) IO1 – designed for I/O intensive applications (databases) </text:p>
              <text:list>
                <text:list-item>
                  <text:p text:style-name="P161">can provision up to 20 K IOPS per volume</text:p>
                </text:list-item>
              </text:list>
            </text:list-item>
          </text:list>
        </text:list-item>
        <text:list-item>
          <text:p text:style-name="P187">Magnetic types:</text:p>
          <text:list>
            <text:list-item>
              <text:p text:style-name="P162">throughput optimized HDD (ST1)</text:p>
              <text:list>
                <text:list-item>
                  <text:p text:style-name="P162">big data, data warehouses, cannot be a boot volume <text:s text:c="2"/></text:p>
                </text:list-item>
              </text:list>
            </text:list-item>
            <text:list-item>
              <text:p text:style-name="P162">cold HDD (SC1) </text:p>
              <text:list>
                <text:list-item>
                  <text:p text:style-name="P162">lowest cost storage for infrequent access workloads </text:p>
                </text:list-item>
              </text:list>
            </text:list-item>
            <text:list-item>
              <text:p text:style-name="P163">magnetic standard – lowest cost per gigabyte that is bootable, </text:p>
            </text:list-item>
          </text:list>
        </text:list-item>
      </text:list>
      <text:p text:style-name="P43"/>
      <text:p text:style-name="P107">EC2 lab - </text:p>
      <text:list xml:id="list2464557385" text:style-name="L13">
        <text:list-item>
          <text:p text:style-name="P164">set up the instance</text:p>
        </text:list-item>
        <text:list-item>
          <text:p text:style-name="P164">attach an EBS storage</text:p>
        </text:list-item>
        <text:list-item>
          <text:p text:style-name="P164">add tags ALWAYS</text:p>
        </text:list-item>
        <text:list-item>
          <text:p text:style-name="P164">setup your security group</text:p>
        </text:list-item>
        <text:list-item>
          <text:p text:style-name="P164">run the instance and get the security credentials</text:p>
        </text:list-item>
        <text:list-item>
          <text:p text:style-name="P164">try ssh into the instance : <text:s/>ssh ec2-user@54.224.30.154 -i myec2webserver.pem </text:p>
        </text:list-item>
      </text:list>
      <text:p text:style-name="P165"/>
      <text:p text:style-name="P108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09">AMI – Amazon Machine Image – <text:span text:style-name="T4">cannot be encrypted but copies of them can.</text:span></text:p>
      <text:p text:style-name="P4"/>
      <text:p text:style-name="P110">Security Groups – Lab</text:p>
      <text:p text:style-name="P45">Security groups ARE VIRTUAL FIREWALLS </text:p>
      <text:p text:style-name="P166">1 instance can have multiple security groups </text:p>
      <text:p text:style-name="P46">Once changes are made to the security group, they are immediately applied to the EC2</text:p>
      <text:p text:style-name="P111">Inbound rules are automatically added to outbound rules. THESE SECURITY GROUPS ARE STATEFUL.</text:p>
      <text:p text:style-name="P47">By default, all traffic is denied. </text:p>
      <text:p text:style-name="P112">NACL – netwokr access control list – <text:span text:style-name="T4">stateless, </text:span><text:span text:style-name="T29">these block ip addresses</text:span></text:p>
      <text:p text:style-name="P112"/>
      <text:p text:style-name="P113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14">How to transfer EC2 instance to another region</text:p>
      <text:list xml:id="list1886597670" text:style-name="L14">
        <text:list-item>
          <text:p text:style-name="P167">make a snapshot of an image</text:p>
        </text:list-item>
        <text:list-item>
          <text:p text:style-name="P167">copy the snapshot to another region</text:p>
        </text:list-item>
        <text:list-item>
          <text:p text:style-name="P167">make an AMI from that region </text:p>
        </text:list-item>
      </text:list>
      <text:p text:style-name="P125"/>
      <text:p text:style-name="P126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62">AWS SAYS NOT TO USE RAID 5 </text:span></text:p>
      <text:p text:style-name="P4"/>
      <text:p text:style-name="P56"><text:soft-page-break/>RAID 10 – Striped &amp; mirrored, good redundancy, <text:span text:style-name="T63">good performance, needs 4 drives minimum </text:span></text:p>
      <text:p text:style-name="P56"/>
      <text:p text:style-name="P127">Windows PC with RAID Lab</text:p>
      <text:list xml:id="list664173769" text:style-name="L15">
        <text:list-item>
          <text:p text:style-name="P168">create the windows server with 2+ drives</text:p>
        </text:list-item>
        <text:list-item>
          <text:p text:style-name="P168">download the secret key</text:p>
        </text:list-item>
        <text:list-item>
          <text:p text:style-name="P168">rdp into the server with the new key </text:p>
        </text:list-item>
        <text:list-item>
          <text:p text:style-name="P168">go to control panel → computer management → disk management → create raid 0 and raid 1.</text:p>
        </text:list-item>
      </text:list>
      <text:p text:style-name="P57"/>
      <text:p text:style-name="P128">How can I create a snapshot of a raid array?</text:p>
      <text:p text:style-name="P58">TAKE AN APPLICATION CONSISTENT SNAPSHOT. Stop the machine, flush the cache</text:p>
      <text:p text:style-name="P58">Steps</text:p>
      <text:list xml:id="list1927636021" text:style-name="L16">
        <text:list-item>
          <text:p text:style-name="P169">Shutdown the instance</text:p>
        </text:list-item>
        <text:list-item>
          <text:p text:style-name="P169">take a snapshot</text:p>
        </text:list-item>
        <text:list-item>
          <text:p text:style-name="P169">power it back on</text:p>
          <text:p text:style-name="P169"/>
        </text:list-item>
      </text:list>
      <text:p text:style-name="P56"/>
      <text:p text:style-name="P129">EBS Root Volume types vs Instance store</text:p>
      <text:p text:style-name="P59">Your AMI attributes – region, operating system, architecture, launch permissions, storage for the root device:</text:p>
      <text:list xml:id="list939050328" text:style-name="L17">
        <text:list-item>
          <text:p text:style-name="P170">instance store – <text:span text:style-name="T64">ephemeral stores – temp storage that is attached to the image, thus the instance, USUALLY S3 STORAGE</text:span></text:p>
        </text:list-item>
        <text:list-item>
          <text:p text:style-name="P170">EBS backed volumes – <text:span text:style-name="T65">useful for storage sizes greater than the instance store</text:span></text:p>
        </text:list-item>
      </text:list>
      <text:p text:style-name="P59"/>
      <text:p text:style-name="P189">Elastic Load Balancer </text:p>
      <text:p text:style-name="P173">Load balances balance the traffic among many devices. Useful with web servers</text:p>
      <text:p text:style-name="P173">3 types:</text:p>
      <text:list xml:id="list116730747" text:style-name="L18">
        <text:list-item>
          <text:p text:style-name="P190">application load balancer </text:p>
          <text:list>
            <text:list-item>
              <text:p text:style-name="P174">best suited for http and https traffic, operate at layer 7</text:p>
            </text:list-item>
          </text:list>
        </text:list-item>
        <text:list-item>
          <text:p text:style-name="P190">network load balancer</text:p>
          <text:list>
            <text:list-item>
              <text:p text:style-name="P175">best suited for tcp traffic, operates at layer 4,<text:span text:style-name="T66">has low-latency </text:span></text:p>
            </text:list-item>
          </text:list>
        </text:list-item>
        <text:list-item>
          <text:p text:style-name="P190">normal load balancer</text:p>
          <text:list>
            <text:list-item>
              <text:p text:style-name="P176">legacy load balancers – operate on layer 7 mainly but can also operate on layer 4</text:p>
            </text:list-item>
            <text:list-item>
              <text:p text:style-name="P192">504 error – <text:span text:style-name="T4">MEANS YOUR APPLICATION IS HAVING ISSUES</text:span></text:p>
            </text:list-item>
          </text:list>
        </text:list-item>
      </text:list>
      <text:p text:style-name="P191"/>
      <text:p text:style-name="P193">X-Forwarded-For-Header – <text:span text:style-name="T38">standard header identifying the clients public IP after going through a HTTP proxy or a load balancer</text:span></text:p>
      <text:p text:style-name="P188"/>
      <text:p text:style-name="P194">Load balancer - Lab</text:p>
      <text:list xml:id="list1579847387" text:style-name="L19">
        <text:list-item>
          <text:p text:style-name="P177">create an instance </text:p>
        </text:list-item>
        <text:list-item>
          <text:p text:style-name="P178"><text:span text:style-name="T69">ssh into it - </text:span><text:span text:style-name="T70">ssh ec2-user@</text:span><text:bookmark text:name="detailsPublicIp"/><text:span text:style-name="T67">54.204.78.9</text:span><text:span text:style-name="T70"> -i mywebserver.pem </text:span></text:p>
        </text:list-item>
        <text:list-item>
          <text:p text:style-name="P178"><text:span text:style-name="T71">install httpd – Apache – yum install httpd</text:span><text:span text:style-name="T70"> </text:span></text:p>
        </text:list-item>
        <text:list-item>
          <text:p text:style-name="P178"><text:span text:style-name="T71">start the service → sudo service httpd start </text:span><text:span text:style-name="T70"><text:s/></text:span></text:p>
        </text:list-item>
        <text:list-item>
          <text:p text:style-name="P178"><text:span text:style-name="T70"><text:s/></text:span><text:span text:style-name="T72">create an html file in </text:span><text:span text:style-name="T75"><text:s/>/ var /www /html </text:span></text:p>
        </text:list-item>
        <text:list-item>
          <text:p text:style-name="P178"><text:span text:style-name="T70"><text:s/></text:span><text:span text:style-name="T72">create healthcheck html file</text:span></text:p>
        </text:list-item>
        <text:list-item>
          <text:p text:style-name="P178"><text:span text:style-name="T70"><text:s/></text:span><text:span text:style-name="T73">under ec2, add a classic load balancer. Select all default settings</text:span></text:p>
        </text:list-item>
        <text:list-item>
          <text:p text:style-name="P178"><text:span text:style-name="T70"><text:s/></text:span><text:span text:style-name="T74">add your machines to the load balancer</text:span><text:span text:style-name="T70"> </text:span></text:p>
        </text:list-item>
        <text:list-item>
          <text:p text:style-name="P179"><text:span text:style-name="T70">D</text:span><text:span text:style-name="T68">ONE!</text:span></text:p>
        </text:list-item>
      </text:list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2"><text:span text:style-name="T57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15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59">authority that can assign domain names</text:span></text:p>
      <text:p text:style-name="P116">SOA – <text:span text:style-name="T60">start</text:span> of authority <text:span text:style-name="T61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17"><text:soft-page-break/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18">A Record – <text:span text:style-name="T4">has the ipv4 address of the domain name</text:span></text:p>
      <text:p text:style-name="P119">TTL – <text:span text:style-name="T4">time to live, the lower the time, the easier for changes to propogated</text:span></text:p>
      <text:p text:style-name="P120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1">ALIAS – <text:span text:style-name="T33">unique to route53, </text:span><text:span text:style-name="T34">map resource records to AWS services </text:span></text:p>
      <text:p text:style-name="P121"><text:span text:style-name="T34"><text:tab/></text:span><text:span text:style-name="T36">THESE CAN BE USED TO POINT ZONE APEX RECORDS TO AWS SERVICES</text:span></text:p>
      <text:p text:style-name="P122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171"/>
      <text:p text:style-name="P123">Elastic load balancers only resolve to a DNS name</text:p>
      <text:p text:style-name="P124">MX records – <text:span text:style-name="T4">mail exchange records</text:span></text:p>
      <text:p text:style-name="P124">PTR <text:span text:style-name="T4">records – PTR means you own the domain name</text:span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3:49:36.992175649</dc:date>
    <meta:editing-duration>PT11H12M23S</meta:editing-duration>
    <meta:editing-cycles>247</meta:editing-cycles>
    <meta:generator>LibreOffice/6.0.7.3$Linux_X86_64 LibreOffice_project/00m0$Build-3</meta:generator>
    <meta:document-statistic meta:table-count="1" meta:image-count="1" meta:object-count="0" meta:page-count="11" meta:paragraph-count="299" meta:word-count="2332" meta:character-count="13975" meta:non-whitespace-character-count="11794"/>
  </office:meta>
</office:document-meta>
</file>